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7bca4"/>
    </style:style>
    <style:style style:name="P2" style:family="paragraph" style:parent-style-name="Standard">
      <style:text-properties officeooo:rsid="0017bca4" officeooo:paragraph-rsid="0017bca4"/>
    </style:style>
    <style:style style:name="P3" style:family="paragraph" style:parent-style-name="Standard">
      <style:text-properties officeooo:paragraph-rsid="00186789"/>
    </style:style>
    <style:style style:name="P4" style:family="paragraph" style:parent-style-name="Standard">
      <style:text-properties officeooo:rsid="001996ad" officeooo:paragraph-rsid="001996ad"/>
    </style:style>
    <style:style style:name="P5" style:family="paragraph" style:parent-style-name="Standard">
      <style:text-properties officeooo:rsid="001996ad" officeooo:paragraph-rsid="001a1d77"/>
    </style:style>
    <style:style style:name="P6" style:family="paragraph" style:parent-style-name="Standard">
      <style:text-properties officeooo:rsid="001a1d77" officeooo:paragraph-rsid="001a1d77"/>
    </style:style>
    <style:style style:name="P7" style:family="paragraph" style:parent-style-name="Standard">
      <style:text-properties officeooo:rsid="001c0259" officeooo:paragraph-rsid="001c0259"/>
    </style:style>
    <style:style style:name="P8" style:family="paragraph" style:parent-style-name="Standard">
      <style:text-properties officeooo:rsid="001dcf6a" officeooo:paragraph-rsid="001dcf6a"/>
    </style:style>
    <style:style style:name="P9" style:family="paragraph" style:parent-style-name="Standard">
      <style:text-properties officeooo:rsid="0017bca4"/>
    </style:style>
    <style:style style:name="P10" style:family="paragraph" style:parent-style-name="Standard">
      <style:text-properties officeooo:rsid="0017bca4" officeooo:paragraph-rsid="0017bca4"/>
    </style:style>
    <style:style style:name="P11" style:family="paragraph" style:parent-style-name="Standard">
      <style:text-properties officeooo:rsid="0017bca4" officeooo:paragraph-rsid="00186789"/>
    </style:style>
    <style:style style:name="P12" style:family="paragraph" style:parent-style-name="Standard">
      <style:text-properties officeooo:rsid="001a1d77" officeooo:paragraph-rsid="00186789"/>
    </style:style>
    <style:style style:name="P13" style:family="paragraph" style:parent-style-name="Standard">
      <style:text-properties officeooo:rsid="00186789" officeooo:paragraph-rsid="00186789"/>
    </style:style>
    <style:style style:name="P14" style:family="paragraph" style:parent-style-name="Standard">
      <style:text-properties officeooo:paragraph-rsid="00186789"/>
    </style:style>
    <style:style style:name="P15" style:family="paragraph" style:parent-style-name="Standard">
      <style:text-properties officeooo:rsid="001c0259" officeooo:paragraph-rsid="001c0259"/>
    </style:style>
    <style:style style:name="T1" style:family="text">
      <style:text-properties officeooo:rsid="0017bca4"/>
    </style:style>
    <style:style style:name="T2" style:family="text">
      <style:text-properties fo:font-weight="bold" officeooo:rsid="0017bca4" style:font-weight-asian="bold" style:font-weight-complex="bold"/>
    </style:style>
    <style:style style:name="T3" style:family="text">
      <style:text-properties officeooo:rsid="00186789"/>
    </style:style>
    <style:style style:name="T4" style:family="text">
      <style:text-properties officeooo:rsid="001a1d77"/>
    </style:style>
    <style:style style:name="T5" style:family="text">
      <style:text-properties officeooo:rsid="001dcf6a"/>
    </style:style>
    <style:style style:name="T6" style:family="text">
      <style:text-properties officeooo:rsid="001ee0b8"/>
    </style:style>
    <style:style style:name="T7" style:family="text">
      <style:text-properties officeooo:rsid="00224e78"/>
    </style:style>
    <style:style style:name="T8" style:family="text">
      <style:text-properties officeooo:rsid="0023b2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) Caso de estudio: Lea el artı́culo “Un dı́a en la oficina de Carlitos” del</text:p>
      <text:p text:style-name="Standard">ANEXO 1 y enumere y explique a detalle las situaciones de inseguridad</text:p>
      <text:p text:style-name="Standard">que identifique.</text:p>
      <text:p text:style-name="Standard"/>
      <text:p text:style-name="Standard">_ <text:span text:style-name="T3">Contraseña poco segura en el ingreso de Carlitos.</text:span></text:p>
      <text:p text:style-name="Standard">_<text:span text:style-name="T3">Spam recibido al mail.</text:span></text:p>
      <text:p text:style-name="Standard">_ <text:span text:style-name="T1">El mail de su cuñado Jose, explica que le envia fotos pero en le mail hay un archivo </text:span><text:span text:style-name="T2">photo.exe</text:span><text:span text:style-name="T1"> por lo cual el un archivo ejecutable.</text:span></text:p>
      <text:p text:style-name="Standard">_ <text:span text:style-name="T1">La llamada telefonica de parte de Roberto Javier Secchi pidiendo una copia del listado de sueldos del mes pasado por mail a la direccion </text:span><text:a xlink:type="simple" xlink:href="mailto:rjsecchi@gmail.com" text:style-name="Internet_20_link" text:visited-style-name="Visited_20_Internet_20_Link"><text:span text:style-name="T1">rjsecchi@gmail.com</text:span></text:a><text:span text:style-name="T1">.</text:span></text:p>
      <text:p text:style-name="P1">_ <text:span text:style-name="T1">Luego el tema del intento de acceso a la PC de Josefina por parte de Carlitos.</text:span></text:p>
      <text:p text:style-name="P2">_El acceso de Carlitos a la PC de Pertuzzo y copiar el archivo.</text:p>
      <text:p text:style-name="P1"/>
      <text:p text:style-name="P2">2) Clasifique las fallas que se evidencian en el día laboral de Carlitos: </text:p>
      <text:p text:style-name="P2"/>
      <text:p text:style-name="P2">8:20</text:p>
      <text:p text:style-name="P2">a) Elección de contraseña insegura.</text:p>
      <text:p text:style-name="P2">b) Utilización de correo electrónico inseguro.</text:p>
      <text:p text:style-name="P2">c) Ingeniería Social</text:p>
      <text:p text:style-name="P2">d) a y c.</text:p>
      <text:p text:style-name="P1"/>
      <text:p text:style-name="P2">Respuesta: a)</text:p>
      <text:p text:style-name="P1"/>
      <text:p text:style-name="P2">9:47</text:p>
      <text:p text:style-name="P2">a) SPAM</text:p>
      <text:p text:style-name="P2">b) Adjunto de archivos ejecutables (photo.exe)</text:p>
      <text:p text:style-name="P2">c) HOAX</text:p>
      <text:p text:style-name="P2">d) a y b.</text:p>
      <text:p text:style-name="P1"/>
      <text:p text:style-name="P2">Respuesta: d)</text:p>
      <text:p text:style-name="P1"/>
      <text:p text:style-name="P2">9:57</text:p>
      <text:p text:style-name="P2">a) Elección de contraseña segura.</text:p>
      <text:p text:style-name="P2">b) Ingeniería Social.</text:p>
      <text:p text:style-name="P2">c) HOAX.</text:p>
      <text:p text:style-name="P2">d) a, b y c.</text:p>
      <text:p text:style-name="P1"/>
      <text:p text:style-name="P2">Respuesta: b)</text:p>
      <text:p text:style-name="P1"/>
      <text:p text:style-name="P2">10:00</text:p>
      <text:p text:style-name="P2">a) Usurpación de Identidad.</text:p>
      <text:p text:style-name="P2">b) Ingeniería Social.</text:p>
      <text:p text:style-name="P2">c) Elección de contraseña insegura.</text:p>
      <text:p text:style-name="P2">d) a, b y c</text:p>
      <text:p text:style-name="P1"/>
      <text:p text:style-name="P11">Respuesta: a)</text:p>
      <text:p text:style-name="P3"/>
      <text:p text:style-name="P6"><text:soft-page-break/>3) Sugiera qué medidas se podrían tomar desde el punto de vista del administrador de la red/responsable de seguridad para evitar/minimizar el efecto de dichas fallas/malas prácticas. Presentar la solución al resto de los grupos.</text:p>
      <text:p text:style-name="P3"/>
      <text:p text:style-name="P3">_ <text:span text:style-name="T4">La utilizacion de password seguras. </text:span></text:p>
      <text:p text:style-name="P3">_ <text:span text:style-name="T4">Evitar Spam o archivos infectados.</text:span></text:p>
      <text:p text:style-name="P3">_ <text:span text:style-name="T4">Tomar medidas con mayor grado de autorizacion.</text:span></text:p>
      <text:p text:style-name="P3">_ <text:span text:style-name="T4">Puede llegar a generarse roles o diferentes permisos para los usuarios.</text:span></text:p>
      <text:p text:style-name="P3"/>
      <text:p text:style-name="P12">4) Ver el video a continuacion y enumere y explique a detalle las situaciones de inseguridad que identifique.</text:p>
      <text:p text:style-name="P3"/>
      <text:p text:style-name="P13">https://www.youtube.com/watch?feature=player_embedded&amp;v=NN_dwH-</text:p>
      <text:p text:style-name="P13">FOPM </text:p>
      <text:p text:style-name="P3"/>
      <text:p text:style-name="P3">_ <text:span text:style-name="T6">Backups en el mismo lugar fisico</text:span></text:p>
      <text:p text:style-name="P3">_ <text:span text:style-name="T6">Olvidar contraseña, llamar al administrador por telefono para que se la vuelv a dar.</text:span></text:p>
      <text:p text:style-name="P3">_ <text:span text:style-name="T6">Anotar la contraseña y que la misma este a disposicion de cualquiera.</text:span></text:p>
      <text:p text:style-name="P3">_ <text:span text:style-name="T6">Datos importantes a facil alcance de personas no autorizadas.</text:span></text:p>
      <text:p text:style-name="P3">_ <text:span text:style-name="T7">Un facil acceso por personas no autorizadas al lugar fisico en donde se encuentran los datos.</text:span></text:p>
      <text:p text:style-name="P4"/>
      <text:p text:style-name="P6">5) Claves: Analice los problemas de proteger el acceso a los recursos/información con claves débiles.</text:p>
      <text:p text:style-name="P6">Concurra al sitio <text:a xlink:type="simple" xlink:href="http://www.internautas.org/compruebapassword.html" text:style-name="Internet_20_link" text:visited-style-name="Visited_20_Internet_20_Link">http://www.internautas.org/compruebapassword.html</text:a> o al sitio http://www.segu-info.com.ar/proteccion/fortaleza_clave.htm y genere una clave (que no sea de su uso común), que posea una puntuación menor que 30 y otra que posea una puntuación de 100. Coloque aquí los ejemplos y compárelos. Obtenga luego el puntaje de sus claves favoritas (sin volcarlas a este texto).</text:p>
      <text:p text:style-name="P6"/>
      <text:p text:style-name="P4">Clave → “maxi94”<text:tab/>Puntuacion: 30%<text:tab/>Clasificacion: Debil</text:p>
      <text:p text:style-name="P5">Clave → “MaXi_.-94-._”<text:tab/><text:span text:style-name="T4">Puntuacion: 100%<text:tab/>Clasificacion: Muy Fuerte</text:span></text:p>
      <text:p text:style-name="P5"/>
      <text:p text:style-name="P7">6) Ud como usuario de Internet, ¿cree que es vulnerable? En caso afirmativo, especifique por qué, y qué cree que podría hacer para minimizar los riesgos.</text:p>
      <text:p text:style-name="P7"/>
      <text:p text:style-name="P7">_Creo que si puedo llegar a ser vulnerable, ya que en algunos sitios (como por ejemplo el moodle) dejar las password del naegador recordadas. <text:s/></text:p>
      <text:p text:style-name="P7">_ <text:span text:style-name="T5">Ademas según el medidor de seguridad de password , mis claves mas utilizadas tienen una puntuacion entre 30% y 60%.</text:span></text:p>
      <text:p text:style-name="P7"/>
      <text:p text:style-name="P8">7) ¿Qué procedimientos adopta en pos de la seguridad/privacidad? (Tanto en la vida cotidiana, como al momento de usar una PC)</text:p>
      <text:p text:style-name="P8"/>
      <text:p text:style-name="P7">_ Por otro lado creo como buena practica tener un backup de lo mas importante (cosas de la facultad y demas) tanto en un disco externo como en la nube.</text:p>
      <text:p text:style-name="P7">_ <text:span text:style-name="T5">Ademas la computadora que uso solamente la utilizo yo. Nadie mas de mi entorno la usa.</text:span></text:p>
      <text:p text:style-name="P7"/>
      <text:p text:style-name="P7"/>
      <text:p text:style-name="P7"/>
      <text:p text:style-name="P7"><text:soft-page-break/>8. Piense una acción de concientización para su propia organización, justifi-</text:p>
      <text:p text:style-name="P7">cando por qué la misma es adecuada. Presente la solución al resto de los</text:p>
      <text:p text:style-name="P7">grupos.</text:p>
      <text:p text:style-name="P7"/>
      <text:p text:style-name="P7">_ <text:span text:style-name="T8">Charlas de concientizacion para demostrar y mostrar ejemplo de lo peligroso que puede ser el mal manejo de contraseñas personales. Mostrando ejemplos de posibles casos y problemas que pueden generarse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9:07:47.597831505</meta:creation-date>
    <dc:date>2018-09-05T19:38:12.928851894</dc:date>
    <meta:editing-duration>PT28M6S</meta:editing-duration>
    <meta:editing-cycles>7</meta:editing-cycles>
    <meta:generator>LibreOffice/6.1.0.3$Linux_X86_64 LibreOffice_project/10$Build-3</meta:generator>
    <meta:document-statistic meta:table-count="0" meta:image-count="0" meta:object-count="0" meta:page-count="3" meta:paragraph-count="61" meta:word-count="642" meta:character-count="3845" meta:non-whitespace-character-count="3259"/>
  </office:meta>
</office:document-meta>
</file>